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d8a9" officeooo:paragraph-rsid="0016d8a9"/>
    </style:style>
    <style:style style:name="P2" style:family="paragraph" style:parent-style-name="Standard">
      <style:text-properties fo:font-size="15pt" officeooo:rsid="0016d8a9" officeooo:paragraph-rsid="0016d8a9" style:font-size-asian="15pt" style:font-size-complex="15pt"/>
    </style:style>
    <style:style style:name="P3" style:family="paragraph" style:parent-style-name="Standard">
      <style:text-properties fo:color="#cc0000" fo:font-size="15pt" officeooo:rsid="0016d8a9" officeooo:paragraph-rsid="0016d8a9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cc0000"/>
    </style:style>
    <style:style style:name="T3" style:family="text">
      <style:text-properties fo:color="#cc0000" officeooo:rsid="0019f6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y02回顾</text:p>
      <text:p text:style-name="P2">1、数据类型</text:p>
      <text:p text:style-name="P2"><text:s text:c="2"/>1、数值类型</text:p>
      <text:p text:style-name="P2"><text:s text:c="2"/>2、字符类型</text:p>
      <text:p text:style-name="P2"><text:s text:c="2"/>3、枚举类型</text:p>
      <text:p text:style-name="P2"><text:s text:c="2"/>4、日期时间类型</text:p>
      <text:p text:style-name="P2"><text:s text:c="4"/>1、date</text:p>
      <text:p text:style-name="P2"><text:s text:c="4"/>2、time</text:p>
      <text:p text:style-name="P2"><text:s text:c="4"/>3、datetime <text:s/># 默认返回NULL</text:p>
      <text:p text:style-name="P2"><text:s text:c="4"/>4、timestamp # 默认返回系统当前时间</text:p>
      <text:p text:style-name="P2">2、日期时间函数</text:p>
      <text:p text:style-name="P2"><text:s text:c="2"/>1、NOW()</text:p>
      <text:p text:style-name="P2"><text:s text:c="2"/>2、CURDATE()</text:p>
      <text:p text:style-name="P2"><text:s text:c="2"/>3、CURTIME()</text:p>
      <text:p text:style-name="P2"><text:s text:c="2"/>4、YEAR("时间")</text:p>
      <text:p text:style-name="P2"><text:s text:c="2"/>5、DATE(...)</text:p>
      <text:p text:style-name="P2"><text:s text:c="2"/>6、TIME(...)</text:p>
      <text:p text:style-name="P2"><text:s text:c="2"/>7、日期时间运算</text:p>
      <text:p text:style-name="P2"><text:s text:c="4"/>select ... from 表名 </text:p>
      <text:p text:style-name="P2"><text:s text:c="4"/>where 字段名 运算符 (时间-interval 时间间隔单位)</text:p>
      <text:p text:style-name="P2">3、表字段操作</text:p>
      <text:p text:style-name="P2"><text:s text:c="2"/>1、添加(add)</text:p>
      <text:p text:style-name="P2"><text:s text:c="4"/>alter table 表名 add 字段名 数据类型 first | after ..;</text:p>
      <text:p text:style-name="P2"><text:s text:c="2"/>2、删除(drop)</text:p>
      <text:p text:style-name="P2"><text:s text:c="4"/>alter table 表名 drop 字段名;</text:p>
      <text:p text:style-name="P2"><text:s text:c="2"/>3、修改(modify)</text:p>
      <text:p text:style-name="P2"><text:s text:c="4"/>alter table 表名 modify 字段名 新数据类型;</text:p>
      <text:p text:style-name="P2"><text:s text:c="2"/>4、表重命名(rename)</text:p>
      <text:p text:style-name="P2"><text:s text:c="4"/>alter table 表名 rename 新表名;</text:p>
      <text:p text:style-name="P2"><text:s text:c="2"/>5、字段重命名(change)</text:p>
      <text:p text:style-name="P2"><text:s text:c="4"/>alter table 表名 change 原字段名 新字段名 数据类型;</text:p>
      <text:p text:style-name="P2"><text:s text:c="2"/>## 会受到表中原有数据的限制</text:p>
      <text:p text:style-name="P2"><text:soft-page-break/>4、表记录管理</text:p>
      <text:p text:style-name="P2"><text:s text:c="2"/>1、删除(delete)</text:p>
      <text:p text:style-name="P2"><text:s text:c="4"/>delete from 表名 where 条件;</text:p>
      <text:p text:style-name="P2"><text:s text:c="2"/>2、修改(update)</text:p>
      <text:p text:style-name="P2"><text:s text:c="4"/>update 表名 set 字段名=值1,... where 条件;</text:p>
      <text:p text:style-name="P2">5、运算符</text:p>
      <text:p text:style-name="P2"><text:s text:c="2"/>1、数值&amp;&amp;字符&amp;&amp;逻辑比较</text:p>
      <text:p text:style-name="P2"><text:s text:c="4"/>1、数值 ：&gt; &gt;= &lt; &lt;= <text:s/>= <text:s/>!=</text:p>
      <text:p text:style-name="P2"><text:s text:c="4"/>2、字符 ：= !=</text:p>
      <text:p text:style-name="P2"><text:s text:c="4"/>3、逻辑 ：and 、or</text:p>
      <text:p text:style-name="P2"><text:s text:c="2"/>2、范围内比较</text:p>
      <text:p text:style-name="P2"><text:s text:c="4"/>1、between 值1 and 值2</text:p>
      <text:p text:style-name="P2"><text:s text:c="4"/>2、in(值1,值2)</text:p>
      <text:p text:style-name="P2"><text:s text:c="4"/>3、not in(值1,值2)</text:p>
      <text:p text:style-name="P2"><text:s text:c="2"/>3、空、非空</text:p>
      <text:p text:style-name="P2"><text:s text:c="4"/>1、空 ：is null</text:p>
      <text:p text:style-name="P2"><text:s text:c="4"/>2、非空 ：is not null</text:p>
      <text:p text:style-name="P2"><text:s text:c="2"/>4、模糊比较(like)</text:p>
      <text:p text:style-name="P2"><text:s text:c="4"/>_ ：1个字符</text:p>
      <text:p text:style-name="P2"><text:s text:c="4"/>% ：0到多个字符</text:p>
      <text:p text:style-name="P2">6、SQL查询</text:p>
      <text:p text:style-name="P2"><text:s text:c="2"/>1、order by</text:p>
      <text:p text:style-name="P2"><text:s text:c="4"/>升序 ：ASC</text:p>
      <text:p text:style-name="P2"><text:s text:c="4"/>降序 ：DESC</text:p>
      <text:p text:style-name="P2"><text:s text:c="2"/>2、limit</text:p>
      <text:p text:style-name="P2"><text:s text:c="4"/>1、limit n</text:p>
      <text:p text:style-name="P2"><text:s text:c="4"/>2、limit m,n #从m+1条记录开始,显示n条</text:p>
      <text:p text:style-name="P2"><text:s text:c="4"/>3、分页</text:p>
      <text:p text:style-name="P2"><text:s text:c="6"/>每页显示m条,显示第n页</text:p>
      <text:p text:style-name="P2"><text:s text:c="6"/>limit (n-1)*m,m</text:p>
      <text:p text:style-name="P2"><text:s text:c="2"/>3、聚合函数</text:p>
      <text:p text:style-name="P2"><text:s text:c="4"/>count(...)</text:p>
      <text:p text:style-name="P2"><text:soft-page-break/><text:s text:c="2"/>4、group by 分组</text:p>
      <text:p text:style-name="P2"><text:s text:c="4"/>1、select后的字段名如果没有在group by之后出现,必须对其进行聚合处理(聚合函数)</text:p>
      <text:p text:style-name="P2"><text:s text:c="4"/>2、先分组、再聚合</text:p>
      <text:p text:style-name="P2"><text:s text:c="2"/>5、having </text:p>
      <text:p text:style-name="P2"><text:s text:c="4"/>1、where ：只能操作表中实际存在的字段</text:p>
      <text:p text:style-name="P2"><text:s text:c="4"/>2、having ：能操作由聚合函数生成的显示列</text:p>
      <text:p text:style-name="P2"><text:s text:c="2"/>6、总结</text:p>
      <text:p text:style-name="P2"><text:s text:c="4"/>3、select ... 聚合函数 from 表名</text:p>
      <text:p text:style-name="P2"><text:s text:c="4"/>1、where ...</text:p>
      <text:p text:style-name="P2"><text:s text:c="4"/>2、group by ...</text:p>
      <text:p text:style-name="P2"><text:s text:c="4"/>4、having ...</text:p>
      <text:p text:style-name="P2"><text:s text:c="4"/>5、order by ...</text:p>
      <text:p text:style-name="P2"><text:s text:c="4"/>6、limit ...;</text:p>
      <text:p text:style-name="P2">*********************************</text:p>
      <text:p text:style-name="P2">Day03笔记</text:p>
      <text:p text:style-name="P2">1、SQL查询</text:p>
      <text:p text:style-name="P2"><text:s text:c="2"/>1、distinct : 不显示字段的重复值</text:p>
      <text:p text:style-name="P2"><text:s text:c="4"/>1、语法 ：select distinct 字段1,字段2 from 表名;</text:p>
      <text:p text:style-name="P2"><text:s text:c="4"/>2、示例</text:p>
      <text:p text:style-name="P2"><text:s text:c="6"/>1、表中都有哪些国家</text:p>
      <text:p text:style-name="P2"><text:s text:c="8"/>select distinct country from sanguo;</text:p>
      <text:p text:style-name="P2"><text:s text:c="6"/>2、表中一共有几个国家</text:p>
      <text:p text:style-name="P2"><text:s text:c="8"/>select count(distinct country) as n from sanguo;</text:p>
      <text:p text:style-name="P2"><text:s text:c="4"/>3、注意</text:p>
      <text:p text:style-name="P2"><text:s text:c="6"/>1、distinct和from之间的所有字段值都相同才会去重</text:p>
      <text:p text:style-name="P2"><text:s text:c="2"/>2、查询表记录时可以做数学运算</text:p>
      <text:p text:style-name="P2"><text:s text:c="4"/>1、运算符 ：+ - * / % </text:p>
      <text:p text:style-name="P2"><text:s text:c="4"/>2、示例</text:p>
      <text:p text:style-name="P1"><text:s text:c="4"/><text:span text:style-name="T1"><text:s text:c="2"/>1、查询时显示所有英雄攻击力翻倍</text:span></text:p>
      <text:p text:style-name="P2"><text:s text:c="8"/>select id,name,gongji*2 as new from sanguo;</text:p>
      <text:p text:style-name="P2">2、约束</text:p>
      <text:p text:style-name="P2"><text:s text:c="2"/>1、作用 ：保证数据的一致性、有效性</text:p>
      <text:p text:style-name="P2"><text:soft-page-break/><text:s text:c="2"/>2、约束分类</text:p>
      <text:p text:style-name="P2"><text:s text:c="4"/>1、默认约束(default)</text:p>
      <text:p text:style-name="P2"><text:s text:c="6"/>插入记录时,不给该字段赋值,则使用默认值</text:p>
      <text:p text:style-name="P2"><text:s text:c="6"/>sex enum("M","F","S") default "S",</text:p>
      <text:p text:style-name="P2"><text:s text:c="4"/>2、非空约束(not null)</text:p>
      <text:p text:style-name="P2"><text:s text:c="6"/>不允许该字段的值为 NULL</text:p>
      <text:p text:style-name="P2"><text:s text:c="6"/>id int not null,</text:p>
      <text:p text:style-name="P2"><text:s text:c="6"/>id int not null default 0,</text:p>
      <text:p text:style-name="P2">3、索引</text:p>
      <text:p text:style-name="P2"><text:s text:c="2"/>1、定义</text:p>
      <text:p text:style-name="P2"><text:s text:c="4"/>对数据库中表的一列或多列的值进行排序的一种结构(BTree)</text:p>
      <text:p text:style-name="P2"><text:s text:c="2"/>2、优点</text:p>
      <text:p text:style-name="P2"><text:s text:c="4"/>加快数据的检索速度</text:p>
      <text:p text:style-name="P2"><text:s text:c="2"/>3、缺点</text:p>
      <text:p text:style-name="P2"><text:s text:c="4"/>1、当对表中数据更新时,索引需要动态维护,降低数据的维护速度</text:p>
      <text:p text:style-name="P2"><text:s text:c="4"/>2、索引需要占用物理存储空间</text:p>
      <text:p text:style-name="P2">4、索引示例</text:p>
      <text:p text:style-name="P2"><text:s text:c="2"/>1、开启运行时间检测 ：mysql&gt; set profiling=1;</text:p>
      <text:p text:style-name="P2"><text:s text:c="2"/>2、执行查询语句</text:p>
      <text:p text:style-name="P2"><text:s text:c="4"/>select name from t1 where name="lucy99999"; </text:p>
      <text:p text:style-name="P2"><text:s text:c="2"/>3、查看执行时间 </text:p>
      <text:p text:style-name="P2"><text:s text:c="4"/>show profiles;</text:p>
      <text:p text:style-name="P2"><text:s text:c="2"/>4、在name字段创建索引</text:p>
      <text:p text:style-name="P2"><text:s text:c="4"/>create index name on t1(name);</text:p>
      <text:p text:style-name="P2"><text:s text:c="2"/>5、再次执行查询语句</text:p>
      <text:p text:style-name="P2"><text:s text:c="4"/>select name from t1 where name="lucy100000";</text:p>
      <text:p text:style-name="P2"><text:s text:c="2"/>6、查看执行时间</text:p>
      <text:p text:style-name="P2"><text:s text:c="4"/>show profiles;</text:p>
      <text:p text:style-name="P2">5、索引</text:p>
      <text:p text:style-name="P2"><text:s text:c="2"/>1、普通索引(index)</text:p>
      <text:p text:style-name="P2"><text:s text:c="4"/>1、使用规则</text:p>
      <text:p text:style-name="P2"><text:s text:c="6"/>1、可设置多个字段,字段值无约束</text:p>
      <text:p text:style-name="P2"><text:soft-page-break/><text:s text:c="6"/>2、把经常用来查询的字段设置为索引字段</text:p>
      <text:p text:style-name="P2"><text:s text:c="6"/>3、KEY标志 ：MUL</text:p>
      <text:p text:style-name="P2"><text:s text:c="4"/>2、创建</text:p>
      <text:p text:style-name="P3"><text:s text:c="6"/>1、创建表时</text:p>
      <text:p text:style-name="P3"><text:s text:c="8"/>create table t1(</text:p>
      <text:p text:style-name="P3"><text:tab/>...,</text:p>
      <text:p text:style-name="P3"><text:tab/>...,</text:p>
      <text:p text:style-name="P3"><text:tab/>index(name),</text:p>
      <text:p text:style-name="P3"><text:tab/>index(id));</text:p>
      <text:p text:style-name="P3"><text:s text:c="6"/>2、已有表中</text:p>
      <text:p text:style-name="P3"><text:s text:c="8"/>create index 索引名 on 表名(字段名);</text:p>
      <text:p text:style-name="P2"><text:s text:c="4"/>3、查看索引</text:p>
      <text:p text:style-name="P2"><text:s text:c="6"/>1、desc 表名; --&gt;KEY标志为 MUL</text:p>
      <text:p text:style-name="P2"><text:s text:c="6"/>2、show index from 表名\G;</text:p>
      <text:p text:style-name="P2"><text:s text:c="4"/>4、删除index</text:p>
      <text:p text:style-name="P2"><text:s text:c="6"/>drop index 索引名 on 表名;</text:p>
      <text:p text:style-name="P2"><text:s text:c="2"/>2、唯一索引(unique)</text:p>
      <text:p text:style-name="P2"><text:s text:c="4"/>1、使用规则</text:p>
      <text:p text:style-name="P2"><text:s text:c="6"/>1、可设置多个字段</text:p>
      <text:p text:style-name="P2"><text:s text:c="6"/>2、约束 ：字段值不允许重复,但可以为 NULL</text:p>
      <text:p text:style-name="P2"><text:s text:c="6"/>3、KEY标志 ：UNI</text:p>
      <text:p text:style-name="P2"><text:s text:c="4"/>2、创建</text:p>
      <text:p text:style-name="P2"><text:s text:c="6"/>1、创建表时</text:p>
      <text:p text:style-name="P3"><text:s text:c="8"/>unique(phnumber),</text:p>
      <text:p text:style-name="P3"><text:tab/>unique(cardnumber)</text:p>
      <text:p text:style-name="P2"><text:s text:c="6"/>2、已有表</text:p>
      <text:p text:style-name="P2"><text:s text:c="5"/><text:span text:style-name="T2"><text:s text:c="3"/>create unique index 索引名 on 表名</text:span><text:span text:style-name="T3">(字段)</text:span><text:span text:style-name="T2">;</text:span></text:p>
      <text:p text:style-name="P2"><text:s text:c="4"/>3、查看、删除同普通索引</text:p>
      <text:p text:style-name="P2"><text:s text:c="6"/>删除 ：drop index 索引名 on 表名;</text:p>
      <text:p text:style-name="P2"><text:s text:c="2"/>3、主键索引(primary key)&amp;&amp;自增长(auto_increment)</text:p>
      <text:p text:style-name="P2"><text:s text:c="4"/>1、使用规则</text:p>
      <text:p text:style-name="P2"><text:s text:c="6"/>1<text:span text:style-name="T2">、只能有1个字段为主键字段</text:span></text:p>
      <text:p text:style-name="P2"><text:s text:c="6"/>2、约束 ：字段值不允许重复,也不能为 NULL</text:p>
      <text:p text:style-name="P2"><text:soft-page-break/><text:s text:c="6"/>3、KEY标志 ：PRI</text:p>
      <text:p text:style-name="P2"><text:s text:c="6"/>4、通常设置记录编号字段 id,能够唯一锁定一条记录</text:p>
      <text:p text:style-name="P2"><text:s text:c="4"/>2、创建</text:p>
      <text:p text:style-name="P2"><text:s text:c="6"/>1、创建表时</text:p>
      <text:p text:style-name="P2"><text:s text:c="8"/>1、<text:span text:style-name="T2">id int primary key auto_increment</text:span>,</text:p>
      <text:p text:style-name="P2"><text:tab/> <text:s text:c="2"/>name varchar(20) not null</text:p>
      <text:p text:style-name="P2"><text:tab/> <text:s text:c="2"/>)<text:span text:style-name="T2">auto_increment=10000,charset=utf8,engine=InnoDB;</text:span></text:p>
      <text:p text:style-name="P2"><text:tab/> <text:s text:c="2"/>alter table 表名 auto_increment=10000;</text:p>
      <text:p text:style-name="P2"><text:tab/>2、</text:p>
      <text:p text:style-name="P2"><text:tab/> <text:s/>id int auto_increment,</text:p>
      <text:p text:style-name="P2"><text:tab/> <text:s/>name varchar(20),</text:p>
      <text:p text:style-name="P2"><text:tab/> <text:s/>primary key(id)</text:p>
      <text:p text:style-name="P2"><text:s text:c="6"/>2、已有表</text:p>
      <text:p text:style-name="P2"><text:s text:c="7"/><text:span text:style-name="T2"><text:s/>alter table 表名 add primary key(id);</text:span></text:p>
      <text:p text:style-name="P3"><text:tab/>alter table 表名 modify id int auto_increment;</text:p>
      <text:p text:style-name="P2"><text:s text:c="4"/>3、删除主键</text:p>
      <text:p text:style-name="P2"><text:s text:c="6"/>1、先删除自增长属性(modify)</text:p>
      <text:p text:style-name="P3"><text:s text:c="8"/>alter table 表名 modify id int;</text:p>
      <text:p text:style-name="P2"><text:s text:c="6"/>2、删除主键</text:p>
      <text:p text:style-name="P3"><text:s text:c="8"/>alter table 表名 drop primary key;</text:p>
      <text:p text:style-name="P2">6、数据导入</text:p>
      <text:p text:style-name="P2"><text:s text:c="2"/>1、作用 ：把文件系统中内容导入到数据库中</text:p>
      <text:p text:style-name="P2"><text:s text:c="2"/>2、语法格式</text:p>
      <text:p text:style-name="P2"><text:s text:c="4"/>load data infile "文件名"</text:p>
      <text:p text:style-name="P2"><text:s text:c="4"/>into table 表名</text:p>
      <text:p text:style-name="P2"><text:s text:c="4"/>fields terminated by "分隔符"</text:p>
      <text:p text:style-name="P2"><text:s text:c="4"/>lines terminated by "\n";</text:p>
      <text:p text:style-name="P2"><text:s text:c="2"/>3、将socreTable.csv导入到数据库中</text:p>
      <text:p text:style-name="P2"><text:s text:c="4"/>1、在数据库中创建对应的表</text:p>
      <text:p text:style-name="P2"><text:s text:c="6"/>create table score(</text:p>
      <text:p text:style-name="P2"><text:s text:c="6"/>id int,</text:p>
      <text:p text:style-name="P2"><text:s text:c="6"/>name varchar(15),</text:p>
      <text:p text:style-name="P2"><text:s text:c="6"/>score float(5,2),</text:p>
      <text:p text:style-name="P2"><text:soft-page-break/><text:s text:c="6"/>phnumber char(11),</text:p>
      <text:p text:style-name="P2"><text:s text:c="6"/>class char(7)</text:p>
      <text:p text:style-name="P2"><text:s text:c="6"/>)character set utf8;</text:p>
      <text:p text:style-name="P2"><text:s text:c="4"/>2、执行数据导入</text:p>
      <text:p text:style-name="P2"><text:s text:c="6"/>1、查看搜索路径</text:p>
      <text:p text:style-name="P2"><text:s text:c="8"/>show variables like "secure_file_priv";</text:p>
      <text:p text:style-name="P2"><text:tab/>## /var/lib/mysql-files</text:p>
      <text:p text:style-name="P2"><text:s text:c="6"/>2、拷贝文件</text:p>
      <text:p text:style-name="P2"><text:s text:c="8"/>sudo cp <text:s/>~/scoreTable.csv <text:s/>/var/lib/mysql-files/</text:p>
      <text:p text:style-name="P2"><text:s text:c="6"/>3、执行数据导入</text:p>
      <text:p text:style-name="P2"><text:s text:c="8"/>load data infile "/var/lib/mysql-files/scoreTable.csv"</text:p>
      <text:p text:style-name="P2"><text:s text:c="8"/>into table score</text:p>
      <text:p text:style-name="P2"><text:s text:c="8"/>fields terminated by ","</text:p>
      <text:p text:style-name="P2"><text:s text:c="8"/>lines terminated by "\n";</text:p>
      <text:p text:style-name="P2"><text:s text:c="4"/>3、Mac本配置搜索路径：</text:p>
      <text:p text:style-name="P2"><text:s text:c="6"/>sudo -i</text:p>
      <text:p text:style-name="P2"><text:s text:c="6"/>vi my.cnf</text:p>
      <text:p text:style-name="P2"><text:s text:c="8"/>[mysqld]</text:p>
      <text:p text:style-name="P2"><text:s text:c="8"/>secure_file_priv="/usr/local/mysql/data/"</text:p>
      <text:p text:style-name="P2"><text:s text:c="6"/>系统偏好设置 - 小海豚 - stop - start</text:p>
      <text:p text:style-name="P2"><text:s text:c="6"/>mysql&gt;show variables like "secure_file_priv";</text:p>
      <text:p text:style-name="P2">7、数据导出</text:p>
      <text:p text:style-name="P2"><text:s text:c="2"/>1、把数据库表的记录到处到系统文件里</text:p>
      <text:p text:style-name="P2"><text:s text:c="2"/>2、语法格式</text:p>
      <text:p text:style-name="P2"><text:s text:c="4"/>select ... from 表名</text:p>
      <text:p text:style-name="P2"><text:s text:c="4"/>into outfile "文件名"</text:p>
      <text:p text:style-name="P2"><text:s text:c="4"/>fileds terminated by "分隔符"</text:p>
      <text:p text:style-name="P2"><text:s text:c="4"/>lines terminated by "\n";</text:p>
      <text:p text:style-name="P2"><text:s text:c="2"/>3、练习</text:p>
      <text:p text:style-name="P2"><text:s text:c="4"/>1、把MOSHOU库下的sanguo表中,英雄的姓名、攻击值和国家给导出来,sanguo.csv</text:p>
      <text:p text:style-name="P2"><text:s text:c="6"/>1、查看搜索路径</text:p>
      <text:p text:style-name="P2"><text:s text:c="8"/>show variables like "%secure%";</text:p>
      <text:p text:style-name="P2"><text:soft-page-break/><text:s text:c="6"/>2、执行数据导出语句</text:p>
      <text:p text:style-name="P2"><text:s text:c="8"/>select name,gongji,country from MOSHOU.sanguo</text:p>
      <text:p text:style-name="P2"><text:tab/>into outfile "/var/lib/mysql-files/sanguo.csv"</text:p>
      <text:p text:style-name="P2"><text:tab/>fields terminated by ","</text:p>
      <text:p text:style-name="P2"><text:tab/>lines terminated by "\n";</text:p>
      <text:p text:style-name="P2"/>
      <text:p text:style-name="P2"><text:tab/>Error: ... secure_file_priv ...</text:p>
      <text:p text:style-name="P2"><text:s text:c="4"/>2、把 mysql 库下的user表中 user、host的值导出到系统文件 user.txt</text:p>
      <text:p text:style-name="P2"><text:s text:c="6"/>select user,host from mysql.user</text:p>
      <text:p text:style-name="P2"><text:s text:c="6"/>into outfile "/var/lib/mysql-files/user.txt"</text:p>
      <text:p text:style-name="P2"><text:s text:c="6"/>fields terminated by " <text:s text:c="2"/>"</text:p>
      <text:p text:style-name="P2"><text:s text:c="6"/>lines terminated by "\n";</text:p>
      <text:p text:style-name="P2"><text:s text:c="2"/>4、查看、更改文件权限</text:p>
      <text:p text:style-name="P2"><text:s text:c="4"/>1、ls -l score.txt</text:p>
      <text:p text:style-name="P2"><text:s text:c="6"/>- <text:s/>rw- <text:s/>rw- <text:s/>r-- <text:s text:c="2"/>tarena <text:s text:c="2"/>tarena</text:p>
      <text:p text:style-name="P2"><text:s text:c="8"/>r(4) : 读 <text:s text:c="10"/>所有者 <text:s text:c="2"/>所属组</text:p>
      <text:p text:style-name="P2"><text:tab/>w(2) : 写</text:p>
      <text:p text:style-name="P2"><text:tab/>x(1) : 可执行</text:p>
      <text:p text:style-name="P2"><text:s text:c="6"/></text:p>
      <text:p text:style-name="P2"><text:s text:c="8"/>rw- : 所有者权限</text:p>
      <text:p text:style-name="P2"><text:tab/>rw- : 同组其他用户文件</text:p>
      <text:p text:style-name="P2"><text:tab/>r-- : 其他组的用户权限</text:p>
      <text:p text:style-name="P2"><text:s text:c="4"/>2、chmod 777 score.txt</text:p>
      <text:p text:style-name="P2"><text:s text:c="7"/>chmod 740 score.txt</text:p>
      <text:p text:style-name="P2">8、表的复制</text:p>
      <text:p text:style-name="P2"><text:s text:c="2"/>1、语法</text:p>
      <text:p text:style-name="P2"><text:s text:c="4"/>create table 表名 select ... from 表名 where 条件;</text:p>
      <text:p text:style-name="P2"><text:s text:c="2"/>2、示例</text:p>
      <text:p text:style-name="P2"><text:s text:c="4"/>1、复制MOSHOU.sanguo表,sanguo2</text:p>
      <text:p text:style-name="P2"><text:s text:c="6"/>create table MOSHOU.sanguo2 select * from MOSHOU.sanguo;</text:p>
      <text:p text:style-name="P2"><text:s text:c="4"/>2、复制MOSHOU.sanguo中的id、name、country的记录,sanguo3</text:p>
      <text:p text:style-name="P2"><text:s text:c="6"/>create table MOSHOU.sanguo3 select id,name,country from MOSHOU.sanguo; </text:p>
      <text:p text:style-name="P2"><text:soft-page-break/><text:s text:c="4"/>3、复制MOSHOU.sanguo中的name、country,每页显示2条记录,复制第3页的内容</text:p>
      <text:p text:style-name="P2"><text:s text:c="6"/>create table MOSHOU.sanguo4 select name,country from sanguo limit 4,2;</text:p>
      <text:p text:style-name="P2"><text:s text:c="2"/>3、复制表结构</text:p>
      <text:p text:style-name="P2"><text:s text:c="4"/>create table 表名 select ... from 表名 where false;</text:p>
      <text:p text:style-name="P2"/>
      <text:p text:style-name="P2">作业：</text:p>
      <text:p text:style-name="P2"><text:s text:c="2"/>1、把 /etc/passwd 文件导入到数据库 userinfo</text:p>
      <text:p text:style-name="P2"><text:s text:c="4"/>tarena : x <text:s/>: <text:s/>1000 : 1000 : tarena,,,:</text:p>
      <text:p text:style-name="P2"><text:s text:c="4"/>用户名 <text:s/>密码 <text:s text:c="2"/>UID <text:s text:c="3"/>GID <text:s text:c="3"/>描述</text:p>
      <text:p text:style-name="P2"><text:s text:c="4"/>/home/tarena : /bin/bash</text:p>
      <text:p text:style-name="P2"><text:s text:c="4"/>主目录 <text:s text:c="8"/>登录权限</text:p>
      <text:p text:style-name="P2"><text:s text:c="2"/></text:p>
      <text:p text:style-name="P2"><text:s text:c="2"/>2、在userinfo表中的第1列添加 id 字段,主键、自增长、显示宽度为3,位数不够用0填充</text:p>
      <text:p text:style-name="P2"/>
      <text:p text:style-name="P2"><text:s text:c="2"/>001</text:p>
      <text:p text:style-name="P2"><text:s text:c="2"/>002</text:p>
      <text:p text:style-name="P2"><text:s text:c="2"/>003</text:p>
      <text:p text:style-name="P2"/>
      <text:p text:style-name="P2"/>
      <text:p text:style-name="P2"/>
      <text:p text:style-name="P2"/>
      <text:p text:style-name="P2"/>
      <text:p text:style-name="P2"/>
      <text:p text:style-name="P2"><text:s text:c="8"/></text:p>
      <text:p text:style-name="P2"/>
      <text:p text:style-name="P2"><text:tab/> </text:p>
      <text:p text:style-name="P2"/>
      <text:p text:style-name="P2"><text:s text:c="4"/></text:p>
      <text:p text:style-name="P1"/>
      <text:p text:style-name="P1"/>
      <text:p text:style-name="P1"/>
      <text:p text:style-name="P1"/>
      <text:p text:style-name="P1"/>
      <text:p text:style-name="P1"><text:s text:c="8"/></text:p>
      <text:p text:style-name="P1"/>
      <text:p text:style-name="P1"><text:s text:c="2"/></text:p>
      <text:p text:style-name="P1"><text:soft-page-break/><text:s text:c="2"/></text:p>
      <text:p text:style-name="P1"/>
      <text:p text:style-name="P1"/>
      <text:p text:style-name="P1"/>
      <text:p text:style-name="P1"><text:s text:c="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2"/>2、唯一索引(unique)</text:p>
      <text:p text:style-name="P1"><text:s text:c="2"/>3、主键索引(primary key)</text:p>
      <text:p text:style-name="P1"><text:s text:c="2"/>4、外键(foreign key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安装软件 ：sudo apt-get install ...</text:p>
      <text:p text:style-name="P1">安装模块/库 ：sudo pip3 install pymysql</text:p>
      <text:p text:style-name="P1">安装pip ：pip-0.9.tar.gz</text:p>
      <text:p text:style-name="P1"><text:s text:c="10"/>文件夹 ：文件-&gt;setup.py</text:p>
      <text:p text:style-name="P1"><text:tab/> <text:s/>python3 setup.py install</text:p>
      <text:p text:style-name="P1"/>
      <text:p text:style-name="P1"/>
      <text:p text:style-name="P1"/>
      <text:p text:style-name="P1"/>
      <text:p text:style-name="P1"><text:s text:c="2"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text:s text:c="6"/></text:p>
      <text:p text:style-name="P1"><text:s text:c="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23:32:38.895324624</meta:creation-date>
    <meta:editing-duration>PT20S</meta:editing-duration>
    <meta:editing-cycles>2</meta:editing-cycles>
    <meta:generator>LibreOffice/5.1.6.2$Linux_X86_64 LibreOffice_project/10m0$Build-2</meta:generator>
    <dc:date>2018-09-05T23:32:57.714285402</dc:date>
    <meta:document-statistic meta:table-count="0" meta:image-count="0" meta:object-count="0" meta:page-count="11" meta:paragraph-count="290" meta:word-count="2096" meta:character-count="6211" meta:non-whitespace-character-count="4633"/>
  </office:meta>
</office:document-meta>
</file>